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officeooo:rsid="001425c2" officeooo:paragraph-rsid="001425c2" style:font-size-asian="12.25pt" style:font-size-complex="14pt"/>
    </style:style>
    <style:style style:name="T1" style:family="text">
      <style:text-properties officeooo:rsid="00122b29"/>
    </style:style>
    <style:style style:name="T2" style:family="text">
      <style:text-properties officeooo:rsid="0014d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 Бакалавры</text:p>
      <text:p text:style-name="P3">Практическая работа № <text:span text:style-name="T2">3</text:span></text:p>
      <text:p text:style-name="P3">“Проектирование приложений баз данных”</text:p>
      <text:p text:style-name="P2"><text:tab/>На основе <text:span text:style-name="T1">результатов практической работы № 1 сформировать информационно-функциональную схему. Использовать допущение, что существует три типа пользователей: администратор (редактирование всех таблиц), оператор (редактирование основных таблиц), пользователь — только просмотр таблиц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4.4.6.3$Linux_x86 LibreOffice_project/40m0$Build-3</meta:generator>
    <dc:date>2016-02-04T00:30:31.394052893</dc:date>
    <meta:editing-duration>PT30M23S</meta:editing-duration>
    <meta:editing-cycles>12</meta:editing-cycles>
    <meta:document-statistic meta:table-count="0" meta:image-count="0" meta:object-count="0" meta:page-count="1" meta:paragraph-count="4" meta:word-count="39" meta:character-count="357" meta:non-whitespace-character-count="320"/>
  </office:meta>
</office:document-meta>
</file>